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6a9" officeooo:paragraph-rsid="001fb6a9"/>
    </style:style>
    <style:style style:name="P2" style:family="paragraph" style:parent-style-name="Standard">
      <style:text-properties officeooo:paragraph-rsid="001fb6a9"/>
    </style:style>
    <style:style style:name="P3" style:family="paragraph" style:parent-style-name="Standard">
      <style:text-properties fo:font-weight="bold" officeooo:rsid="001fb6a9" officeooo:paragraph-rsid="001fb6a9" style:font-weight-asian="bold" style:font-weight-complex="bold"/>
    </style:style>
    <style:style style:name="T1" style:family="text">
      <style:text-properties officeooo:rsid="001fb6a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dicionar livro</text:span></text:p>
      <text:p text:style-name="P2"><text:span text:style-name="T1">POST na rota /books enviando pelo body </text:span></text:p>
      <text:p text:style-name="P1"/>
      <text:p text:style-name="P1">{</text:p>
      <text:p text:style-name="P1"><text:s text:c="2"/>"title":"Frankenstein",</text:p>
      <text:p text:style-name="P1"><text:s text:c="2"/>"isbn": "5491254983611",</text:p>
      <text:p text:style-name="P1"><text:s text:c="2"/>"author": "Mary Shelley",</text:p>
      <text:p text:style-name="P1"><text:s text:c="2"/>"category": "Terror"</text:p>
      <text:p text:style-name="P1">}</text:p>
      <text:p text:style-name="P1"/>
      <text:p text:style-name="P1"/>
      <text:p text:style-name="P1"><text:span text:style-name="T2">Ver lista de livros cadastrados</text:span></text:p>
      <text:p text:style-name="P1">GET na rota /books </text:p>
      <text:p text:style-name="P1"/>
      <text:p text:style-name="P1"/>
      <text:p text:style-name="P1"><text:span text:style-name="T2">Deletar livro </text:span></text:p>
      <text:p text:style-name="P1">DELETE na rota (books/:bookId) passando o “id” do livro que se deseja excluir </text:p>
      <text:p text:style-name="P1"/>
      <text:p text:style-name="P3">Atualizar livro</text:p>
      <text:p text:style-name="P1">PUT na rota /books enviando pelo body </text:p>
      <text:p text:style-name="P1"/>
      <text:p text:style-name="P1">{</text:p>
      <text:p text:style-name="P1"><text:s text:c="2"/>"id": 3,</text:p>
      <text:p text:style-name="P1"><text:s text:c="2"/>"title":"Frankenstein",</text:p>
      <text:p text:style-name="P1"><text:s text:c="2"/>"isbn": "5491254983611",</text:p>
      <text:p text:style-name="P1"><text:s text:c="2"/>"author": "Mary Shelley",</text:p>
      <text:p text:style-name="P1"><text:s text:c="2"/>"category": "Romance"</text:p>
      <text:p text:style-name="P1">}</text:p>
      <text:p text:style-name="P1"/>
      <text:p text:style-name="P1">no json precisa estar o id correto do livro que deseja atualizar e as novas informações que se deseja atualiza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2:08.068398581</meta:creation-date>
    <dc:date>2023-01-23T16:09:31.632051426</dc:date>
    <meta:editing-duration>PT7M28S</meta:editing-duration>
    <meta:editing-cycles>1</meta:editing-cycles>
    <meta:document-statistic meta:table-count="0" meta:image-count="0" meta:object-count="0" meta:page-count="1" meta:paragraph-count="22" meta:word-count="84" meta:character-count="575" meta:non-whitespace-character-count="490"/>
    <meta:generator>LibreOffice/7.3.7.2$Linux_X86_64 LibreOffice_project/30$Build-2</meta:generator>
  </office:meta>
</office:document-meta>
</file>